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2.69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6.35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94.39pt"/>
    </style:style>
    <style:style style:name="co12" style:family="table-column">
      <style:table-column-properties fo:break-before="auto" style:column-width="73.56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7.8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Excel_20_Built-in_20_Normal">
      <style:table-cell-properties fo:border-bottom="3pt double #000000" style:border-line-width-bottom="0.99pt 0.99pt 0.99pt" style:diagonal-bl-tr="none" style:diagonal-tl-br="none" fo:border-left="none" fo:border-right="3pt double #000000" style:border-line-width-right="0.99pt 0.99pt 0.99pt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none" fo:border-right="3pt double #000000" style:border-line-width-right="0.99pt 0.99pt 0.99pt" style:rotation-align="none" fo:border-top="0.99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3pt double #000000" style:border-line-width-right="0.99pt 0.99pt 0.99pt" style:rotation-align="none" fo:border-top="0.99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3pt double #000000" style:border-line-width-bottom="0.99pt 0.99pt 0.99pt" style:diagonal-bl-tr="none" style:diagonal-tl-br="none" style:text-align-source="fix" style:repeat-content="false" fo:wrap-option="no-wrap" fo:border-left="0.99pt solid #000000" style:direction="ltr" fo:border-right="3pt double #000000" style:border-line-width-right="0.99pt 0.99pt 0.99pt" style:rotation-angle="0" style:rotation-align="none" style:shrink-to-fit="false" fo:border-top="non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3pt double #000000" style:border-line-width-left="0.99pt 0.99pt 0.99pt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3pt double #000000" style:border-line-width-left="0.99pt 0.99pt 0.99pt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99pt solid #000000" style:diagonal-bl-tr="none" style:diagonal-tl-br="none" fo:border-left="0.99pt solid #000000" fo:border-right="3pt double #000000" style:border-line-width-right="0.99pt 0.99pt 0.99pt" style:rotation-align="none" fo:border-top="0.99pt solid #000000"/>
    </style:style>
    <style:style style:name="ce9" style:family="table-cell" style:parent-style-name="Excel_20_Built-in_20_Normal">
      <style:table-cell-properties fo:border-bottom="none" style:diagonal-bl-tr="none" style:diagonal-tl-br="none" fo:border-left="0.99pt solid #000000" fo:border-right="3pt double #000000" style:border-line-width-right="0.99pt 0.99pt 0.99pt" style:rotation-align="none" fo:border-top="0.99pt solid #000000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3pt double #000000" style:border-line-width-bottom="0.99pt 0.99pt 0.99pt" style:diagonal-bl-tr="none" style:diagonal-tl-br="none" style:text-align-source="fix" style:repeat-content="false" fo:wrap-option="no-wrap" fo:border-left="3pt double #000000" style:border-line-width-left="0.99pt 0.99pt 0.99pt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double-thin #000000" style:border-line-width-bottom="0.51pt 0.11pt 0.51pt" fo:border-left="none" fo:border-right="0.74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0.74pt solid #000000"/>
    </style:style>
    <style:style style:name="ce15" style:family="table-cell" style:parent-style-name="Default">
      <style:table-cell-properties fo:border-bottom="0.74pt double-thin #000000" style:border-line-width-bottom="0.51pt 0.11pt 0.51pt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double-thin #000000" style:border-line-width-bottom="0.51pt 0.11pt 0.51pt" fo:border-left="0.74pt solid #000000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double-thin #000000" style:border-line-width-left="0.51pt 0.11pt 0.51pt" fo:border-right="none" fo:border-top="0.74pt double-thin #000000" style:border-line-width-top="0.51pt 0.11pt 0.51pt"/>
    </style:style>
    <style:style style:name="ce18" style:family="table-cell" style:parent-style-name="Default">
      <style:table-cell-properties fo:border-bottom="none" fo:border-left="0.74pt double-thin #000000" style:border-line-width-left="0.51pt 0.11pt 0.51pt" fo:border-right="none" fo:border-top="0.74pt solid #000000"/>
    </style:style>
    <style:style style:name="ce19" style:family="table-cell" style:parent-style-name="Default">
      <style:table-cell-properties fo:border-bottom="0.74pt double-thin #000000" style:border-line-width-bottom="0.51pt 0.11pt 0.51pt" fo:border-left="0.74pt solid #000000" fo:border-right="none" fo:border-top="none"/>
      <style:text-properties fo:font-weight="bold" style:font-weight-asian="bold" style:font-weight-complex="bold"/>
    </style:style>
    <style:style style:name="T1" style:family="text">
      <style:text-properties fo:font-size="11pt" style:font-style-complex="normal" style:font-style-asian="normal" style:font-weight-complex="bold" style:font-weight-asian="bold" style:font-size-complex="11pt" style:font-size-asian="11pt" style:font-name-complex="Arial" style:text-position="0%" fo:text-shadow="none" style:text-outline="false" fo:font-style="normal" style:text-line-through-type="none" style:text-underline-style="none" style:text-underline-color="font-color" fo:font-weight="bold" style:font-name="Arial"/>
    </style:style>
    <style:style style:name="T2" style:family="text">
      <style:text-properties fo:font-size="11pt" style:font-style-complex="normal" style:font-style-asian="normal" style:font-weight-complex="bold" style:font-weight-asian="bold" style:font-size-complex="11pt" style:font-size-asian="11pt" style:font-name-complex="Arial" fo:text-shadow="none" style:text-outline="false" fo:font-style="normal" style:text-line-through-type="none" style:text-underline-style="none" style:text-underline-color="font-color" fo:font-weight="bold" style:font-name="Arial" style:text-position="sub"/>
    </style:style>
    <style:style style:name="T3" style:family="text">
      <style:text-properties fo:font-size="11pt" style:font-style-complex="normal" style:font-style-asian="normal" style:font-weight-complex="bold" style:font-weight-asian="bold" style:font-size-complex="11pt" style:font-size-asian="11pt" style:font-name-complex="Arial" style:text-position="super" fo:text-shadow="none" style:text-outline="false" fo:font-style="normal" style:text-line-through-type="none" style:text-underline-style="none" style:text-underline-color="font-color" fo:font-weight="bold" style:font-name="Arial"/>
    </style:style>
    <style:style style:name="T4" style:family="text">
      <style:text-properties fo:font-size="11pt" style:font-style-complex="normal" style:font-style-asian="normal" style:font-weight-complex="bold" style:font-weight-asian="bold" style:font-size-complex="11pt" style:font-size-asian="11pt" style:font-name-complex="Arial" fo:text-shadow="none" style:text-outline="false" fo:font-style="normal" style:text-line-through-type="none" style:text-underline-style="none" style:text-underline-color="font-color" fo:font-weight="bold" style:font-name="Arial" style:text-position="0%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VVRan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ce12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anoinput</text:p>
          </table:table-cell>
          <table:table-cell office:value-type="string" calcext:value-type="string">
            <text:p>Npoints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Calc stepsize</text:p>
          </table:table-cell>
          <table:table-cell office:value-type="string" calcext:value-type="string">
            <text:p># Points in (-limit,limit)</text:p>
          </table:table-cell>
          <table:table-cell table:style-name="ce2"/>
          <table:table-cell table:style-name="ce5" office:value-type="string" calcext:value-type="string" table:number-columns-spanned="2" table:number-rows-spanned="1">
            <text:p>literature limit [TeV<text:span text:style-name="T3">-4</text:span><text:span text:style-name="T4">]</text:span></text:p>
          </table:table-cell>
          <table:covered-table-cell table:style-name="ce5"/>
          <table:table-cell table:style-name="ce11" office:value-type="string" calcext:value-type="string">
            <text:p>VV [TeV<text:span text:style-name="T3">-4</text:span><text:span text:style-name="T4">]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-([.C2]*[.F2])/2" office:value-type="float" office:value="-119.52" calcext:value-type="float">
            <text:p>-119.52</text:p>
          </table:table-cell>
          <table:table-cell table:formula="of:=[.D2]+[.C2]*[.F2]" office:value-type="float" office:value="119.52" calcext:value-type="float">
            <text:p>119.52</text:p>
          </table:table-cell>
          <table:table-cell table:formula="of:=[.G2]" office:value-type="float" office:value="2.88" calcext:value-type="float">
            <text:p>2.88</text:p>
          </table:table-cell>
          <table:table-cell table:formula="of:=FLOOR([.M2]/5;0.01)" office:value-type="float" office:value="2.88" calcext:value-type="float">
            <text:p>2.88</text:p>
          </table:table-cell>
          <table:table-cell table:style-name="ce1" table:formula="of:=([.M2]/[.F2])*2" office:value-type="float" office:value="10.012730865626" calcext:value-type="float">
            <text:p>10.01</text:p>
          </table:table-cell>
          <table:table-cell table:style-name="ce3" office:value-type="string" calcext:value-type="string">
            <text:p><text:span text:style-name="T1">F</text:span><text:span text:style-name="T2">S0</text:span></text:p>
          </table:table-cell>
          <table:table-cell table:style-name="ce6" office:value-type="string" calcext:value-type="string">
            <text:p>(-7.7,7.7)</text:p>
          </table:table-cell>
          <table:table-cell table:style-name="ce8" office:value-type="string" calcext:value-type="string">
            <text:p>ssWW</text:p>
          </table:table-cell>
          <table:table-cell office:value-type="string" calcext:value-type="string">
            <text:p>(-14.42, 14.42)</text:p>
          </table:table-cell>
          <table:table-cell table:style-name="ce12" office:value-type="float" office:value="14.4183324465014" calcext:value-type="float">
            <text:p>14.41833244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1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-([.C3]*[.F3])/2" office:value-type="float" office:value="-80.095" calcext:value-type="float">
            <text:p>-80.095</text:p>
          </table:table-cell>
          <table:table-cell table:formula="of:=[.D3]+[.C3]*[.F3]" office:value-type="float" office:value="80.095" calcext:value-type="float">
            <text:p>80.095</text:p>
          </table:table-cell>
          <table:table-cell table:formula="of:=[.G3]" office:value-type="float" office:value="1.93" calcext:value-type="float">
            <text:p>1.93</text:p>
          </table:table-cell>
          <table:table-cell table:formula="of:=FLOOR([.M3]/5;0.01)" office:value-type="float" office:value="1.93" calcext:value-type="float">
            <text:p>1.93</text:p>
          </table:table-cell>
          <table:table-cell table:style-name="ce1" table:formula="of:=([.M3]/[.F3])*2" office:value-type="float" office:value="10.0314278312445" calcext:value-type="float">
            <text:p>10.03</text:p>
          </table:table-cell>
          <table:table-cell table:style-name="ce3" office:value-type="string" calcext:value-type="string">
            <text:p><text:span text:style-name="T1">F</text:span><text:span text:style-name="T2">S1</text:span></text:p>
          </table:table-cell>
          <table:table-cell table:style-name="ce6" office:value-type="string" calcext:value-type="string">
            <text:p>(-21.6,21.8)</text:p>
          </table:table-cell>
          <table:table-cell table:style-name="ce8" office:value-type="string" calcext:value-type="string">
            <text:p>ssWW</text:p>
          </table:table-cell>
          <table:table-cell office:value-type="string" calcext:value-type="string">
            <text:p>(-9.68, 9.68)</text:p>
          </table:table-cell>
          <table:table-cell table:style-name="ce12" office:value-type="float" office:value="9.68032785715097" calcext:value-type="float">
            <text:p>9.68032785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-([.C4]*[.F4])/2" office:value-type="float" office:value="-2.075" calcext:value-type="float">
            <text:p>-2.075</text:p>
          </table:table-cell>
          <table:table-cell table:formula="of:=[.D4]+[.C4]*[.F4]" office:value-type="float" office:value="2.075" calcext:value-type="float">
            <text:p>2.075</text:p>
          </table:table-cell>
          <table:table-cell table:formula="of:=[.G4]" office:value-type="float" office:value="0.05" calcext:value-type="float">
            <text:p>0.05</text:p>
          </table:table-cell>
          <table:table-cell table:formula="of:=FLOOR([.M4]/5;0.01)" office:value-type="float" office:value="0.05" calcext:value-type="float">
            <text:p>0.05</text:p>
          </table:table-cell>
          <table:table-cell table:style-name="ce1" table:formula="of:=([.M4]/[.F4])*2" office:value-type="float" office:value="11.4680944011219" calcext:value-type="float">
            <text:p>11.47</text:p>
          </table:table-cell>
          <table:table-cell table:style-name="ce3" office:value-type="string" calcext:value-type="string">
            <text:p><text:span text:style-name="T1">F</text:span><text:span text:style-name="T2">M0</text:span></text:p>
          </table:table-cell>
          <table:table-cell table:style-name="ce6" office:value-type="string" calcext:value-type="string">
            <text:p>(-4.2,4.2)</text:p>
          </table:table-cell>
          <table:table-cell table:style-name="ce8" office:value-type="string" calcext:value-type="string">
            <text:p>γγ<text:span text:style-name="T5">→WW</text:span></text:p>
          </table:table-cell>
          <table:table-cell office:value-type="string" calcext:value-type="string">
            <text:p>(-0.29, 0.29)</text:p>
          </table:table-cell>
          <table:table-cell table:style-name="ce12" office:value-type="float" office:value="0.286702360028047" calcext:value-type="float">
            <text:p>0.286702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formula="of:=-([.C5]*[.F5])/2" office:value-type="float" office:value="-24.9" calcext:value-type="float">
            <text:p>-24.9</text:p>
          </table:table-cell>
          <table:table-cell table:formula="of:=[.D5]+[.C5]*[.F5]" office:value-type="float" office:value="24.9" calcext:value-type="float">
            <text:p>24.9</text:p>
          </table:table-cell>
          <table:table-cell table:formula="of:=[.G5]" office:value-type="float" office:value="0.6" calcext:value-type="float">
            <text:p>0.6</text:p>
          </table:table-cell>
          <table:table-cell table:formula="of:=FLOOR([.M5]/5;0.01)" office:value-type="float" office:value="0.6" calcext:value-type="float">
            <text:p>0.6</text:p>
          </table:table-cell>
          <table:table-cell table:style-name="ce1" table:formula="of:=([.M5]/[.F5])*2" office:value-type="float" office:value="10.1049983422322" calcext:value-type="float">
            <text:p>10.10</text:p>
          </table:table-cell>
          <table:table-cell table:style-name="ce3" office:value-type="string" calcext:value-type="string">
            <text:p><text:span text:style-name="T1">F</text:span><text:span text:style-name="T2">M1</text:span></text:p>
          </table:table-cell>
          <table:table-cell table:style-name="ce6" office:value-type="string" calcext:value-type="string">
            <text:p>(8.7,9.1)</text:p>
          </table:table-cell>
          <table:table-cell table:style-name="ce8" office:value-type="string" calcext:value-type="string">
            <text:p>ssWW</text:p>
          </table:table-cell>
          <table:table-cell office:value-type="string" calcext:value-type="string">
            <text:p>(-3.03, 3.03)</text:p>
          </table:table-cell>
          <table:table-cell table:style-name="ce12" office:value-type="float" office:value="3.03149950266966" calcext:value-type="float">
            <text:p>3.03149950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-([.C6]*[.F6])/2" office:value-type="float" office:value="-2.905" calcext:value-type="float">
            <text:p>-2.905</text:p>
          </table:table-cell>
          <table:table-cell table:formula="of:=[.D6]+[.C6]*[.F6]" office:value-type="float" office:value="2.905" calcext:value-type="float">
            <text:p>2.905</text:p>
          </table:table-cell>
          <table:table-cell table:formula="of:=[.G6]" office:value-type="float" office:value="0.07" calcext:value-type="float">
            <text:p>0.07</text:p>
          </table:table-cell>
          <table:table-cell table:formula="of:=FLOOR([.M6]/5;0.01)" office:value-type="float" office:value="0.07" calcext:value-type="float">
            <text:p>0.07</text:p>
          </table:table-cell>
          <table:table-cell table:style-name="ce1" table:formula="of:=([.M6]/[.F6])*2" office:value-type="float" office:value="11.3586365421122" calcext:value-type="float">
            <text:p>11.36</text:p>
          </table:table-cell>
          <table:table-cell table:style-name="ce3" office:value-type="string" calcext:value-type="string">
            <text:p><text:span text:style-name="T1">F</text:span><text:span text:style-name="T2">M2</text:span></text:p>
          </table:table-cell>
          <table:table-cell table:style-name="ce6" office:value-type="string" calcext:value-type="string">
            <text:p>(-26,26)</text:p>
          </table:table-cell>
          <table:table-cell table:style-name="ce8" office:value-type="string" calcext:value-type="string">
            <text:p>Wγ</text:p>
          </table:table-cell>
          <table:table-cell office:value-type="string" calcext:value-type="string">
            <text:p>(-0.40, 0.40)</text:p>
          </table:table-cell>
          <table:table-cell table:style-name="ce12" office:value-type="float" office:value="0.397552278973928" calcext:value-type="float">
            <text:p>0.3975522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formula="of:=-([.C7]*[.F7])/2" office:value-type="float" office:value="-26.145" calcext:value-type="float">
            <text:p>-26.145</text:p>
          </table:table-cell>
          <table:table-cell table:formula="of:=[.D7]+[.C7]*[.F7]" office:value-type="float" office:value="26.145" calcext:value-type="float">
            <text:p>26.145</text:p>
          </table:table-cell>
          <table:table-cell table:formula="of:=[.G7]" office:value-type="float" office:value="0.63" calcext:value-type="float">
            <text:p>0.63</text:p>
          </table:table-cell>
          <table:table-cell table:formula="of:=FLOOR([.M7]/5;0.01)" office:value-type="float" office:value="0.63" calcext:value-type="float">
            <text:p>0.63</text:p>
          </table:table-cell>
          <table:table-cell table:style-name="ce1" table:formula="of:=([.M7]/[.F7])*2" office:value-type="float" office:value="10.1137736397744" calcext:value-type="float">
            <text:p>10.11</text:p>
          </table:table-cell>
          <table:table-cell table:style-name="ce3" office:value-type="string" calcext:value-type="string">
            <text:p><text:span text:style-name="T1">F</text:span><text:span text:style-name="T2">M3</text:span></text:p>
          </table:table-cell>
          <table:table-cell table:style-name="ce6" office:value-type="string" calcext:value-type="string">
            <text:p>(-43,44)</text:p>
          </table:table-cell>
          <table:table-cell table:style-name="ce8" office:value-type="string" calcext:value-type="string">
            <text:p>Wγ</text:p>
          </table:table-cell>
          <table:table-cell office:value-type="string" calcext:value-type="string">
            <text:p>(-3.19, 3.19)</text:p>
          </table:table-cell>
          <table:table-cell table:style-name="ce12" office:value-type="float" office:value="3.18583869652894" calcext:value-type="float">
            <text:p>3.18583869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formula="of:=-([.C8]*[.F8])/2" office:value-type="float" office:value="-7.055" calcext:value-type="float">
            <text:p>-7.055</text:p>
          </table:table-cell>
          <table:table-cell table:formula="of:=[.D8]+[.C8]*[.F8]" office:value-type="float" office:value="7.055" calcext:value-type="float">
            <text:p>7.055</text:p>
          </table:table-cell>
          <table:table-cell table:formula="of:=[.G8]" office:value-type="float" office:value="0.17" calcext:value-type="float">
            <text:p>0.17</text:p>
          </table:table-cell>
          <table:table-cell table:formula="of:=FLOOR([.M8]/5;0.01)" office:value-type="float" office:value="0.17" calcext:value-type="float">
            <text:p>0.17</text:p>
          </table:table-cell>
          <table:table-cell table:style-name="ce1" table:formula="of:=([.M8]/[.F8])*2" office:value-type="float" office:value="10.390790064604" calcext:value-type="float">
            <text:p>10.39</text:p>
          </table:table-cell>
          <table:table-cell table:style-name="ce3" office:value-type="string" calcext:value-type="string">
            <text:p><text:span text:style-name="T1">F</text:span><text:span text:style-name="T2">M4</text:span></text:p>
          </table:table-cell>
          <table:table-cell table:style-name="ce6" office:value-type="string" calcext:value-type="string">
            <text:p>(-40,40)</text:p>
          </table:table-cell>
          <table:table-cell table:style-name="ce8" office:value-type="string" calcext:value-type="string">
            <text:p>Wγ</text:p>
          </table:table-cell>
          <table:table-cell office:value-type="string" calcext:value-type="string">
            <text:p>(-0.88, 0.88)</text:p>
          </table:table-cell>
          <table:table-cell table:style-name="ce12" office:value-type="float" office:value="0.883217155491336" calcext:value-type="float">
            <text:p>0.88321715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formula="of:=-([.C9]*[.F9])/2" office:value-type="float" office:value="-34.445" calcext:value-type="float">
            <text:p>-34.445</text:p>
          </table:table-cell>
          <table:table-cell table:formula="of:=[.D9]+[.C9]*[.F9]" office:value-type="float" office:value="34.445" calcext:value-type="float">
            <text:p>34.445</text:p>
          </table:table-cell>
          <table:table-cell table:formula="of:=[.G9]" office:value-type="float" office:value="0.83" calcext:value-type="float">
            <text:p>0.83</text:p>
          </table:table-cell>
          <table:table-cell table:formula="of:=FLOOR([.M9]/5;0.01)" office:value-type="float" office:value="0.83" calcext:value-type="float">
            <text:p>0.83</text:p>
          </table:table-cell>
          <table:table-cell table:style-name="ce1" table:formula="of:=([.M9]/[.F9])*2" office:value-type="float" office:value="10.0995062281096" calcext:value-type="float">
            <text:p>10.10</text:p>
          </table:table-cell>
          <table:table-cell table:style-name="ce3" office:value-type="string" calcext:value-type="string">
            <text:p><text:span text:style-name="T1">F</text:span><text:span text:style-name="T2">M5</text:span></text:p>
          </table:table-cell>
          <table:table-cell table:style-name="ce6" office:value-type="string" calcext:value-type="string">
            <text:p>(-65,65)</text:p>
          </table:table-cell>
          <table:table-cell table:style-name="ce8" office:value-type="string" calcext:value-type="string">
            <text:p>Wγ</text:p>
          </table:table-cell>
          <table:table-cell office:value-type="string" calcext:value-type="string">
            <text:p>(-4.19, 4.19)</text:p>
          </table:table-cell>
          <table:table-cell table:style-name="ce12" office:value-type="float" office:value="4.1912950846655" calcext:value-type="float">
            <text:p>4.19129508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formula="of:=-([.C10]*[.F10])/2" office:value-type="float" office:value="-4.565" calcext:value-type="float">
            <text:p>-4.565</text:p>
          </table:table-cell>
          <table:table-cell table:formula="of:=[.D10]+[.C10]*[.F10]" office:value-type="float" office:value="4.565" calcext:value-type="float">
            <text:p>4.565</text:p>
          </table:table-cell>
          <table:table-cell table:formula="of:=[.G10]" office:value-type="float" office:value="0.11" calcext:value-type="float">
            <text:p>0.11</text:p>
          </table:table-cell>
          <table:table-cell table:formula="of:=FLOOR([.M10]/5;0.01)" office:value-type="float" office:value="0.11" calcext:value-type="float">
            <text:p>0.11</text:p>
          </table:table-cell>
          <table:table-cell table:style-name="ce1" table:formula="of:=([.M10]/[.F10])*2" office:value-type="float" office:value="10.4255403646563" calcext:value-type="float">
            <text:p>10.43</text:p>
          </table:table-cell>
          <table:table-cell table:style-name="ce3" office:value-type="string" calcext:value-type="string">
            <text:p><text:span text:style-name="T1">F</text:span><text:span text:style-name="T2">M6</text:span></text:p>
          </table:table-cell>
          <table:table-cell table:style-name="ce6" office:value-type="string" calcext:value-type="string">
            <text:p>(-11.9,11.8)</text:p>
          </table:table-cell>
          <table:table-cell table:style-name="ce8" office:value-type="string" calcext:value-type="string">
            <text:p>ssWW</text:p>
          </table:table-cell>
          <table:table-cell office:value-type="string" calcext:value-type="string">
            <text:p>(-0.57, 0.57)</text:p>
          </table:table-cell>
          <table:table-cell table:style-name="ce12" office:value-type="float" office:value="0.573404720056094" calcext:value-type="float">
            <text:p>0.57340472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formula="of:=-([.C11]*[.F11])/2" office:value-type="float" office:value="-41.085" calcext:value-type="float">
            <text:p>-41.085</text:p>
          </table:table-cell>
          <table:table-cell table:formula="of:=[.D11]+[.C11]*[.F11]" office:value-type="float" office:value="41.085" calcext:value-type="float">
            <text:p>41.085</text:p>
          </table:table-cell>
          <table:table-cell table:formula="of:=[.G11]" office:value-type="float" office:value="0.99" calcext:value-type="float">
            <text:p>0.99</text:p>
          </table:table-cell>
          <table:table-cell table:formula="of:=FLOOR([.M11]/5;0.01)" office:value-type="float" office:value="0.99" calcext:value-type="float">
            <text:p>0.99</text:p>
          </table:table-cell>
          <table:table-cell table:style-name="ce1" table:formula="of:=([.M11]/[.F11])*2" office:value-type="float" office:value="10.027146024516" calcext:value-type="float">
            <text:p>10.03</text:p>
          </table:table-cell>
          <table:table-cell table:style-name="ce3" office:value-type="string" calcext:value-type="string">
            <text:p><text:span text:style-name="T1">F</text:span><text:span text:style-name="T2">M7</text:span></text:p>
          </table:table-cell>
          <table:table-cell table:style-name="ce6" office:value-type="string" calcext:value-type="string">
            <text:p>(-13.3,12.9)</text:p>
          </table:table-cell>
          <table:table-cell table:style-name="ce8" office:value-type="string" calcext:value-type="string">
            <text:p>ssWW</text:p>
          </table:table-cell>
          <table:table-cell office:value-type="string" calcext:value-type="string">
            <text:p>(-4.96, 4.96)</text:p>
          </table:table-cell>
          <table:table-cell table:style-name="ce12" office:value-type="float" office:value="4.9634372821354" calcext:value-type="float">
            <text:p>4.96343728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0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-([.C12]*[.F12])/2" office:value-type="float" office:value="-0.83" calcext:value-type="float">
            <text:p>-0.83</text:p>
          </table:table-cell>
          <table:table-cell table:formula="of:=[.D12]+[.C12]*[.F12]" office:value-type="float" office:value="0.83" calcext:value-type="float">
            <text:p>0.83</text:p>
          </table:table-cell>
          <table:table-cell table:formula="of:=[.G12]" office:value-type="float" office:value="0.02" calcext:value-type="float">
            <text:p>0.02</text:p>
          </table:table-cell>
          <table:table-cell table:formula="of:=FLOOR([.M12]/5;0.01)" office:value-type="float" office:value="0.02" calcext:value-type="float">
            <text:p>0.02</text:p>
          </table:table-cell>
          <table:table-cell table:style-name="ce1" table:formula="of:=([.M12]/[.F12])*2" office:value-type="float" office:value="14.747202299173" calcext:value-type="float">
            <text:p>14.75</text:p>
          </table:table-cell>
          <table:table-cell table:style-name="ce3" office:value-type="string" calcext:value-type="string">
            <text:p><text:span text:style-name="T1">F</text:span><text:span text:style-name="T2">T0</text:span></text:p>
          </table:table-cell>
          <table:table-cell table:style-name="ce6" office:value-type="string" calcext:value-type="string">
            <text:p>(-0.46,0.44)</text:p>
          </table:table-cell>
          <table:table-cell table:style-name="ce8" office:value-type="string" calcext:value-type="string">
            <text:p>ZZ</text:p>
          </table:table-cell>
          <table:table-cell office:value-type="string" calcext:value-type="string">
            <text:p>(-0.15, 0.15)</text:p>
          </table:table-cell>
          <table:table-cell table:style-name="ce12" office:value-type="float" office:value="0.14747202299173" calcext:value-type="float">
            <text:p>0.1474720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1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table:formula="of:=-([.C13]*[.F13])/2" office:value-type="float" office:value="-1.245" calcext:value-type="float">
            <text:p>-1.245</text:p>
          </table:table-cell>
          <table:table-cell table:formula="of:=[.D13]+[.C13]*[.F13]" office:value-type="float" office:value="1.245" calcext:value-type="float">
            <text:p>1.245</text:p>
          </table:table-cell>
          <table:table-cell table:formula="of:=[.G13]" office:value-type="float" office:value="0.03" calcext:value-type="float">
            <text:p>0.03</text:p>
          </table:table-cell>
          <table:table-cell table:formula="of:=FLOOR([.M13]/5;0.01)" office:value-type="float" office:value="0.03" calcext:value-type="float">
            <text:p>0.03</text:p>
          </table:table-cell>
          <table:table-cell table:style-name="ce1" table:formula="of:=([.M13]/[.F13])*2" office:value-type="float" office:value="10.9459183215701" calcext:value-type="float">
            <text:p>10.95</text:p>
          </table:table-cell>
          <table:table-cell table:style-name="ce3" office:value-type="string" calcext:value-type="string">
            <text:p><text:span text:style-name="T1">F</text:span><text:span text:style-name="T2">T1</text:span></text:p>
          </table:table-cell>
          <table:table-cell table:style-name="ce6" office:value-type="string" calcext:value-type="string">
            <text:p>(-0.28,0.31)</text:p>
          </table:table-cell>
          <table:table-cell table:style-name="ce8" office:value-type="string" calcext:value-type="string">
            <text:p>ssWW</text:p>
          </table:table-cell>
          <table:table-cell office:value-type="string" calcext:value-type="string">
            <text:p>(-0.16, 0.16)</text:p>
          </table:table-cell>
          <table:table-cell table:style-name="ce12" office:value-type="float" office:value="0.164188774823552" calcext:value-type="float">
            <text:p>0.16418877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2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formula="of:=-([.C14]*[.F14])/2" office:value-type="float" office:value="-2.905" calcext:value-type="float">
            <text:p>-2.905</text:p>
          </table:table-cell>
          <table:table-cell table:formula="of:=[.D14]+[.C14]*[.F14]" office:value-type="float" office:value="2.905" calcext:value-type="float">
            <text:p>2.905</text:p>
          </table:table-cell>
          <table:table-cell table:formula="of:=[.G14]" office:value-type="float" office:value="0.07" calcext:value-type="float">
            <text:p>0.07</text:p>
          </table:table-cell>
          <table:table-cell table:formula="of:=FLOOR([.M14]/5;0.01)" office:value-type="float" office:value="0.07" calcext:value-type="float">
            <text:p>0.07</text:p>
          </table:table-cell>
          <table:table-cell table:style-name="ce1" table:formula="of:=([.M14]/[.F14])*2" office:value-type="float" office:value="10.6364580259918" calcext:value-type="float">
            <text:p>10.64</text:p>
          </table:table-cell>
          <table:table-cell table:style-name="ce4" office:value-type="string" calcext:value-type="string">
            <text:p><text:span text:style-name="T1">F</text:span><text:span text:style-name="T2">T2</text:span></text:p>
          </table:table-cell>
          <table:table-cell table:style-name="ce6" office:value-type="string" calcext:value-type="string">
            <text:p>(-0.89,1.02)</text:p>
          </table:table-cell>
          <table:table-cell table:style-name="ce8" office:value-type="string" calcext:value-type="string">
            <text:p>ssWW</text:p>
          </table:table-cell>
          <table:table-cell office:value-type="string" calcext:value-type="string">
            <text:p>(-0.37, 0.37)</text:p>
          </table:table-cell>
          <table:table-cell table:style-name="ce12" office:value-type="float" office:value="0.372276030909712" calcext:value-type="float">
            <text:p>0.37227603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5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formula="of:=-([.C15]*[.F15])/2" office:value-type="float" office:value="-2.49" calcext:value-type="float">
            <text:p>-2.49</text:p>
          </table:table-cell>
          <table:table-cell table:formula="of:=[.D15]+[.C15]*[.F15]" office:value-type="float" office:value="2.49" calcext:value-type="float">
            <text:p>2.49</text:p>
          </table:table-cell>
          <table:table-cell table:formula="of:=[.G15]" office:value-type="float" office:value="0.06" calcext:value-type="float">
            <text:p>0.06</text:p>
          </table:table-cell>
          <table:table-cell table:formula="of:=FLOOR([.M15]/5;0.01)" office:value-type="float" office:value="0.06" calcext:value-type="float">
            <text:p>0.06</text:p>
          </table:table-cell>
          <table:table-cell table:style-name="ce1" table:formula="of:=([.M15]/[.F15])*2" office:value-type="float" office:value="10.6730319713229" calcext:value-type="float">
            <text:p>10.67</text:p>
          </table:table-cell>
          <table:table-cell table:style-name="ce4" office:value-type="string" calcext:value-type="string">
            <text:p><text:span text:style-name="T1">F</text:span><text:span text:style-name="T2">T5</text:span></text:p>
          </table:table-cell>
          <table:table-cell table:style-name="ce6" office:value-type="string" calcext:value-type="string">
            <text:p>(-3.8,3.8)</text:p>
          </table:table-cell>
          <table:table-cell table:style-name="ce8" office:value-type="string" calcext:value-type="string">
            <text:p>Wγ</text:p>
          </table:table-cell>
          <table:table-cell office:value-type="string" calcext:value-type="string">
            <text:p>(-0.32, 0.32)</text:p>
          </table:table-cell>
          <table:table-cell table:style-name="ce12" office:value-type="float" office:value="0.320190959139687" calcext:value-type="float">
            <text:p>0.32019095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6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formula="of:=-([.C16]*[.F16])/2" office:value-type="float" office:value="-6.64" calcext:value-type="float">
            <text:p>-6.64</text:p>
          </table:table-cell>
          <table:table-cell table:formula="of:=[.D16]+[.C16]*[.F16]" office:value-type="float" office:value="6.64" calcext:value-type="float">
            <text:p>6.64</text:p>
          </table:table-cell>
          <table:table-cell table:formula="of:=[.G16]" office:value-type="float" office:value="0.16" calcext:value-type="float">
            <text:p>0.16</text:p>
          </table:table-cell>
          <table:table-cell table:formula="of:=FLOOR([.M16]/5;0.01)" office:value-type="float" office:value="0.16" calcext:value-type="float">
            <text:p>0.16</text:p>
          </table:table-cell>
          <table:table-cell table:style-name="ce1" table:formula="of:=([.M16]/[.F16])*2" office:value-type="float" office:value="10.1112486497408" calcext:value-type="float">
            <text:p>10.11</text:p>
          </table:table-cell>
          <table:table-cell table:style-name="ce4" office:value-type="string" calcext:value-type="string">
            <text:p><text:span text:style-name="T1">F</text:span><text:span text:style-name="T2">T6</text:span></text:p>
          </table:table-cell>
          <table:table-cell table:style-name="ce6" office:value-type="string" calcext:value-type="string">
            <text:p>(-2.8,3.0)</text:p>
          </table:table-cell>
          <table:table-cell table:style-name="ce8" office:value-type="string" calcext:value-type="string">
            <text:p>Wγ</text:p>
          </table:table-cell>
          <table:table-cell office:value-type="string" calcext:value-type="string">
            <text:p>(-0.81, 0.81)</text:p>
          </table:table-cell>
          <table:table-cell table:style-name="ce12" office:value-type="float" office:value="0.808899891979262" calcext:value-type="float">
            <text:p>0.80889989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7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table:formula="of:=-([.C17]*[.F17])/2" office:value-type="float" office:value="-12.45" calcext:value-type="float">
            <text:p>-12.45</text:p>
          </table:table-cell>
          <table:table-cell table:formula="of:=[.D17]+[.C17]*[.F17]" office:value-type="float" office:value="12.45" calcext:value-type="float">
            <text:p>12.45</text:p>
          </table:table-cell>
          <table:table-cell table:formula="of:=[.G17]" office:value-type="float" office:value="0.3" calcext:value-type="float">
            <text:p>0.3</text:p>
          </table:table-cell>
          <table:table-cell table:formula="of:=FLOOR([.M17]/5;0.01)" office:value-type="float" office:value="0.3" calcext:value-type="float">
            <text:p>0.3</text:p>
          </table:table-cell>
          <table:table-cell table:style-name="ce1" table:formula="of:=([.M17]/[.F17])*2" office:value-type="float" office:value="10.239544181372" calcext:value-type="float">
            <text:p>10.24</text:p>
          </table:table-cell>
          <table:table-cell table:style-name="ce4" office:value-type="string" calcext:value-type="string">
            <text:p><text:span text:style-name="T1">F</text:span><text:span text:style-name="T2">T7</text:span></text:p>
          </table:table-cell>
          <table:table-cell table:style-name="ce6" office:value-type="string" calcext:value-type="string">
            <text:p>(-7.3,7.7)</text:p>
          </table:table-cell>
          <table:table-cell table:style-name="ce8" office:value-type="string" calcext:value-type="string">
            <text:p>Wγ</text:p>
          </table:table-cell>
          <table:table-cell office:value-type="string" calcext:value-type="string">
            <text:p>(-1.54, 1.54)</text:p>
          </table:table-cell>
          <table:table-cell table:style-name="ce12" office:value-type="float" office:value="1.5359316272058" calcext:value-type="float">
            <text:p>1.53593162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8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table:formula="of:=-([.C18]*[.F18])/2" office:value-type="float" office:value="-5.395" calcext:value-type="float">
            <text:p>-5.395</text:p>
          </table:table-cell>
          <table:table-cell table:formula="of:=[.D18]+[.C18]*[.F18]" office:value-type="float" office:value="5.395" calcext:value-type="float">
            <text:p>5.395</text:p>
          </table:table-cell>
          <table:table-cell table:formula="of:=[.G18]" office:value-type="float" office:value="0.13" calcext:value-type="float">
            <text:p>0.13</text:p>
          </table:table-cell>
          <table:table-cell table:formula="of:=FLOOR([.M18]/5;0.01)" office:value-type="float" office:value="0.13" calcext:value-type="float">
            <text:p>0.13</text:p>
          </table:table-cell>
          <table:table-cell table:style-name="ce1" table:formula="of:=([.M18]/[.F18])*2" office:value-type="float" office:value="10.4933231986404" calcext:value-type="float">
            <text:p>10.49</text:p>
          </table:table-cell>
          <table:table-cell table:style-name="ce4" office:value-type="string" calcext:value-type="string">
            <text:p><text:span text:style-name="T1">F</text:span><text:span text:style-name="T2">T8</text:span></text:p>
          </table:table-cell>
          <table:table-cell table:style-name="ce6" office:value-type="string" calcext:value-type="string">
            <text:p>(-0.84,0.84)</text:p>
          </table:table-cell>
          <table:table-cell table:style-name="ce8" office:value-type="string" calcext:value-type="string">
            <text:p>ZZ</text:p>
          </table:table-cell>
          <table:table-cell office:value-type="string" calcext:value-type="string">
            <text:p>(-0.68, 0.68)</text:p>
          </table:table-cell>
          <table:table-cell table:style-name="ce12" office:value-type="float" office:value="0.682066007911627" calcext:value-type="float">
            <text:p>0.68206600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9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table:formula="of:=-([.C19]*[.F19])/2" office:value-type="float" office:value="-12.035" calcext:value-type="float">
            <text:p>-12.035</text:p>
          </table:table-cell>
          <table:table-cell table:formula="of:=[.D19]+[.C19]*[.F19]" office:value-type="float" office:value="12.035" calcext:value-type="float">
            <text:p>12.035</text:p>
          </table:table-cell>
          <table:table-cell table:formula="of:=[.G19]" office:value-type="float" office:value="0.29" calcext:value-type="float">
            <text:p>0.29</text:p>
          </table:table-cell>
          <table:table-cell table:formula="of:=FLOOR([.M19]/5;0.01)" office:value-type="float" office:value="0.29" calcext:value-type="float">
            <text:p>0.29</text:p>
          </table:table-cell>
          <table:table-cell table:style-name="ce1" table:formula="of:=([.M19]/[.F19])*2" office:value-type="float" office:value="10.0009215200994" calcext:value-type="float">
            <text:p>10.00</text:p>
          </table:table-cell>
          <table:table-cell table:style-name="ce4" office:value-type="string" calcext:value-type="string">
            <text:p><text:span text:style-name="T1">F</text:span><text:span text:style-name="T2">T9</text:span></text:p>
          </table:table-cell>
          <table:table-cell table:style-name="ce7" office:value-type="string" calcext:value-type="string">
            <text:p>(-1.8,1.8)</text:p>
          </table:table-cell>
          <table:table-cell table:style-name="ce9" office:value-type="string" calcext:value-type="string">
            <text:p>ZZ</text:p>
          </table:table-cell>
          <table:table-cell office:value-type="string" calcext:value-type="string">
            <text:p>(-1.45, 1.45)</text:p>
          </table:table-cell>
          <table:table-cell table:style-name="ce12" office:value-type="float" office:value="1.45013362041441" calcext:value-type="float">
            <text:p>1.450133620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ld</text:p>
          </table:table-cell>
          <table:table-cell table:number-columns-repeated="9"/>
          <table:table-cell table:style-name="ce10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S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-328" calcext:value-type="float">
            <text:p>-328</text:p>
          </table:table-cell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S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-1050" calcext:value-type="float">
            <text:p>-1050</text:p>
          </table:table-cell>
          <table:table-cell office:value-type="float" office:value="1050" calcext:value-type="float">
            <text:p>105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M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-105" calcext:value-type="float">
            <text:p>-105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-105" calcext:value-type="float">
            <text:p>-105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-200" calcext:value-type="float">
            <text:p>-2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-320" calcext:value-type="float">
            <text:p>-320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-320" calcext:value-type="float">
            <text:p>-320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-520" calcext:value-type="float">
            <text:p>-520</text:p>
          </table:table-cell>
          <table:table-cell office:value-type="float" office:value="520" calcext:value-type="float">
            <text:p>520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-210" calcext:value-type="float">
            <text:p>-210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-168" calcext:value-type="float">
            <text:p>-168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T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-5.4" calcext:value-type="float">
            <text:p>-5.4</text:p>
          </table:table-cell>
          <table:table-cell office:value-type="float" office:value="5.4" calcext:value-type="float">
            <text:p>5.4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T1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-1.44" calcext:value-type="float">
            <text:p>-1.44</text:p>
          </table:table-cell>
          <table:table-cell office:value-type="float" office:value="1.44" calcext:value-type="float">
            <text:p>1.44</text:p>
          </table:table-cell>
          <table:table-cell office:value-type="float" office:value="0.03" calcext:value-type="float">
            <text:p>0.03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T2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-6.3" calcext:value-type="float">
            <text:p>-6.3</text:p>
          </table:table-cell>
          <table:table-cell office:value-type="float" office:value="6.3" calcext:value-type="float">
            <text:p>6.3</text:p>
          </table:table-cell>
          <table:table-cell office:value-type="float" office:value="0.18" calcext:value-type="float">
            <text:p>0.18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T5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-28" calcext:value-type="float">
            <text:p>-28</text:p>
          </table:table-cell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T6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T7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-56" calcext:value-type="float">
            <text:p>-56</text:p>
          </table:table-cell>
          <table:table-cell office:value-type="float" office:value="56" calcext:value-type="float">
            <text:p>56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T8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4">
          <table:table-cell office:value-type="string" calcext:value-type="string">
            <text:p>T9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style-name="Default"/>
          <table:table-cell table:number-columns-repeated="7"/>
        </table:table-row>
      </table:table>
      <table:table table:name="export" table:style-name="ta1">
        <table:table-column table:style-name="co6" table:number-columns-repeated="6" table:default-cell-style-name="Default"/>
        <table:table-row table:style-name="ro4">
          <table:table-cell table:formula="of:=[VVRange.A1]" office:value-type="string" office:string-value="parameter" calcext:value-type="string">
            <text:p>parameter</text:p>
          </table:table-cell>
          <table:table-cell table:formula="of:=[VVRange.B1]" office:value-type="string" office:string-value="anoinput" calcext:value-type="string">
            <text:p>anoinput</text:p>
          </table:table-cell>
          <table:table-cell table:formula="of:=[VVRange.C1]" office:value-type="string" office:string-value="Npoints" calcext:value-type="string">
            <text:p>Npoints</text:p>
          </table:table-cell>
          <table:table-cell table:formula="of:=[VVRange.D1]" office:value-type="string" office:string-value="start" calcext:value-type="string">
            <text:p>start</text:p>
          </table:table-cell>
          <table:table-cell table:formula="of:=[VVRange.E1]" office:value-type="string" office:string-value="end" calcext:value-type="string">
            <text:p>end</text:p>
          </table:table-cell>
          <table:table-cell table:formula="of:=[VVRange.F1]" office:value-type="string" office:string-value="stepsize" calcext:value-type="string">
            <text:p>stepsize</text:p>
          </table:table-cell>
        </table:table-row>
        <table:table-row table:style-name="ro4">
          <table:table-cell table:formula="of:=[VVRange.A2]" office:value-type="string" office:string-value="S0" calcext:value-type="string">
            <text:p>S0</text:p>
          </table:table-cell>
          <table:table-cell table:formula="of:=[VVRange.B2]" office:value-type="float" office:value="1" calcext:value-type="float">
            <text:p>1</text:p>
          </table:table-cell>
          <table:table-cell table:formula="of:=[VVRange.C2]" office:value-type="float" office:value="83" calcext:value-type="float">
            <text:p>83</text:p>
          </table:table-cell>
          <table:table-cell table:formula="of:=[VVRange.D2]" office:value-type="float" office:value="-119.52" calcext:value-type="float">
            <text:p>-119.52</text:p>
          </table:table-cell>
          <table:table-cell table:formula="of:=[VVRange.E2]" office:value-type="float" office:value="119.52" calcext:value-type="float">
            <text:p>119.52</text:p>
          </table:table-cell>
          <table:table-cell table:formula="of:=[VVRange.F2]" office:value-type="float" office:value="2.88" calcext:value-type="float">
            <text:p>2.88</text:p>
          </table:table-cell>
        </table:table-row>
        <table:table-row table:style-name="ro4">
          <table:table-cell table:formula="of:=[VVRange.A3]" office:value-type="string" office:string-value="S1" calcext:value-type="string">
            <text:p>S1</text:p>
          </table:table-cell>
          <table:table-cell table:formula="of:=[VVRange.B3]" office:value-type="float" office:value="2" calcext:value-type="float">
            <text:p>2</text:p>
          </table:table-cell>
          <table:table-cell table:formula="of:=[VVRange.C3]" office:value-type="float" office:value="83" calcext:value-type="float">
            <text:p>83</text:p>
          </table:table-cell>
          <table:table-cell table:formula="of:=[VVRange.D3]" office:value-type="float" office:value="-80.095" calcext:value-type="float">
            <text:p>-80.095</text:p>
          </table:table-cell>
          <table:table-cell table:formula="of:=[VVRange.E3]" office:value-type="float" office:value="80.095" calcext:value-type="float">
            <text:p>80.095</text:p>
          </table:table-cell>
          <table:table-cell table:formula="of:=[VVRange.F3]" office:value-type="float" office:value="1.93" calcext:value-type="float">
            <text:p>1.93</text:p>
          </table:table-cell>
        </table:table-row>
        <table:table-row table:style-name="ro4">
          <table:table-cell table:formula="of:=[VVRange.A4]" office:value-type="string" office:string-value="M0" calcext:value-type="string">
            <text:p>M0</text:p>
          </table:table-cell>
          <table:table-cell table:formula="of:=[VVRange.B4]" office:value-type="float" office:value="3" calcext:value-type="float">
            <text:p>3</text:p>
          </table:table-cell>
          <table:table-cell table:formula="of:=[VVRange.C4]" office:value-type="float" office:value="83" calcext:value-type="float">
            <text:p>83</text:p>
          </table:table-cell>
          <table:table-cell table:formula="of:=[VVRange.D4]" office:value-type="float" office:value="-2.075" calcext:value-type="float">
            <text:p>-2.075</text:p>
          </table:table-cell>
          <table:table-cell table:formula="of:=[VVRange.E4]" office:value-type="float" office:value="2.075" calcext:value-type="float">
            <text:p>2.075</text:p>
          </table:table-cell>
          <table:table-cell table:formula="of:=[VVRange.F4]" office:value-type="float" office:value="0.05" calcext:value-type="float">
            <text:p>0.05</text:p>
          </table:table-cell>
        </table:table-row>
        <table:table-row table:style-name="ro4">
          <table:table-cell table:formula="of:=[VVRange.A5]" office:value-type="string" office:string-value="M1" calcext:value-type="string">
            <text:p>M1</text:p>
          </table:table-cell>
          <table:table-cell table:formula="of:=[VVRange.B5]" office:value-type="float" office:value="4" calcext:value-type="float">
            <text:p>4</text:p>
          </table:table-cell>
          <table:table-cell table:formula="of:=[VVRange.C5]" office:value-type="float" office:value="83" calcext:value-type="float">
            <text:p>83</text:p>
          </table:table-cell>
          <table:table-cell table:formula="of:=[VVRange.D5]" office:value-type="float" office:value="-24.9" calcext:value-type="float">
            <text:p>-24.9</text:p>
          </table:table-cell>
          <table:table-cell table:formula="of:=[VVRange.E5]" office:value-type="float" office:value="24.9" calcext:value-type="float">
            <text:p>24.9</text:p>
          </table:table-cell>
          <table:table-cell table:formula="of:=[VVRange.F5]" office:value-type="float" office:value="0.6" calcext:value-type="float">
            <text:p>0.6</text:p>
          </table:table-cell>
        </table:table-row>
        <table:table-row table:style-name="ro4">
          <table:table-cell table:formula="of:=[VVRange.A6]" office:value-type="string" office:string-value="M2" calcext:value-type="string">
            <text:p>M2</text:p>
          </table:table-cell>
          <table:table-cell table:formula="of:=[VVRange.B6]" office:value-type="float" office:value="5" calcext:value-type="float">
            <text:p>5</text:p>
          </table:table-cell>
          <table:table-cell table:formula="of:=[VVRange.C6]" office:value-type="float" office:value="83" calcext:value-type="float">
            <text:p>83</text:p>
          </table:table-cell>
          <table:table-cell table:formula="of:=[VVRange.D6]" office:value-type="float" office:value="-2.905" calcext:value-type="float">
            <text:p>-2.905</text:p>
          </table:table-cell>
          <table:table-cell table:formula="of:=[VVRange.E6]" office:value-type="float" office:value="2.905" calcext:value-type="float">
            <text:p>2.905</text:p>
          </table:table-cell>
          <table:table-cell table:formula="of:=[VVRange.F6]" office:value-type="float" office:value="0.07" calcext:value-type="float">
            <text:p>0.07</text:p>
          </table:table-cell>
        </table:table-row>
        <table:table-row table:style-name="ro4">
          <table:table-cell table:formula="of:=[VVRange.A7]" office:value-type="string" office:string-value="M3" calcext:value-type="string">
            <text:p>M3</text:p>
          </table:table-cell>
          <table:table-cell table:formula="of:=[VVRange.B7]" office:value-type="float" office:value="6" calcext:value-type="float">
            <text:p>6</text:p>
          </table:table-cell>
          <table:table-cell table:formula="of:=[VVRange.C7]" office:value-type="float" office:value="83" calcext:value-type="float">
            <text:p>83</text:p>
          </table:table-cell>
          <table:table-cell table:formula="of:=[VVRange.D7]" office:value-type="float" office:value="-26.145" calcext:value-type="float">
            <text:p>-26.145</text:p>
          </table:table-cell>
          <table:table-cell table:formula="of:=[VVRange.E7]" office:value-type="float" office:value="26.145" calcext:value-type="float">
            <text:p>26.145</text:p>
          </table:table-cell>
          <table:table-cell table:formula="of:=[VVRange.F7]" office:value-type="float" office:value="0.63" calcext:value-type="float">
            <text:p>0.63</text:p>
          </table:table-cell>
        </table:table-row>
        <table:table-row table:style-name="ro4">
          <table:table-cell table:formula="of:=[VVRange.A8]" office:value-type="string" office:string-value="M4" calcext:value-type="string">
            <text:p>M4</text:p>
          </table:table-cell>
          <table:table-cell table:formula="of:=[VVRange.B8]" office:value-type="float" office:value="7" calcext:value-type="float">
            <text:p>7</text:p>
          </table:table-cell>
          <table:table-cell table:formula="of:=[VVRange.C8]" office:value-type="float" office:value="83" calcext:value-type="float">
            <text:p>83</text:p>
          </table:table-cell>
          <table:table-cell table:formula="of:=[VVRange.D8]" office:value-type="float" office:value="-7.055" calcext:value-type="float">
            <text:p>-7.055</text:p>
          </table:table-cell>
          <table:table-cell table:formula="of:=[VVRange.E8]" office:value-type="float" office:value="7.055" calcext:value-type="float">
            <text:p>7.055</text:p>
          </table:table-cell>
          <table:table-cell table:formula="of:=[VVRange.F8]" office:value-type="float" office:value="0.17" calcext:value-type="float">
            <text:p>0.17</text:p>
          </table:table-cell>
        </table:table-row>
        <table:table-row table:style-name="ro4">
          <table:table-cell table:formula="of:=[VVRange.A9]" office:value-type="string" office:string-value="M5" calcext:value-type="string">
            <text:p>M5</text:p>
          </table:table-cell>
          <table:table-cell table:formula="of:=[VVRange.B9]" office:value-type="float" office:value="8" calcext:value-type="float">
            <text:p>8</text:p>
          </table:table-cell>
          <table:table-cell table:formula="of:=[VVRange.C9]" office:value-type="float" office:value="83" calcext:value-type="float">
            <text:p>83</text:p>
          </table:table-cell>
          <table:table-cell table:formula="of:=[VVRange.D9]" office:value-type="float" office:value="-34.445" calcext:value-type="float">
            <text:p>-34.445</text:p>
          </table:table-cell>
          <table:table-cell table:formula="of:=[VVRange.E9]" office:value-type="float" office:value="34.445" calcext:value-type="float">
            <text:p>34.445</text:p>
          </table:table-cell>
          <table:table-cell table:formula="of:=[VVRange.F9]" office:value-type="float" office:value="0.83" calcext:value-type="float">
            <text:p>0.83</text:p>
          </table:table-cell>
        </table:table-row>
        <table:table-row table:style-name="ro4">
          <table:table-cell table:formula="of:=[VVRange.A10]" office:value-type="string" office:string-value="M6" calcext:value-type="string">
            <text:p>M6</text:p>
          </table:table-cell>
          <table:table-cell table:formula="of:=[VVRange.B10]" office:value-type="float" office:value="9" calcext:value-type="float">
            <text:p>9</text:p>
          </table:table-cell>
          <table:table-cell table:formula="of:=[VVRange.C10]" office:value-type="float" office:value="83" calcext:value-type="float">
            <text:p>83</text:p>
          </table:table-cell>
          <table:table-cell table:formula="of:=[VVRange.D10]" office:value-type="float" office:value="-4.565" calcext:value-type="float">
            <text:p>-4.565</text:p>
          </table:table-cell>
          <table:table-cell table:formula="of:=[VVRange.E10]" office:value-type="float" office:value="4.565" calcext:value-type="float">
            <text:p>4.565</text:p>
          </table:table-cell>
          <table:table-cell table:formula="of:=[VVRange.F10]" office:value-type="float" office:value="0.11" calcext:value-type="float">
            <text:p>0.11</text:p>
          </table:table-cell>
        </table:table-row>
        <table:table-row table:style-name="ro4">
          <table:table-cell table:formula="of:=[VVRange.A11]" office:value-type="string" office:string-value="M7" calcext:value-type="string">
            <text:p>M7</text:p>
          </table:table-cell>
          <table:table-cell table:formula="of:=[VVRange.B11]" office:value-type="float" office:value="10" calcext:value-type="float">
            <text:p>10</text:p>
          </table:table-cell>
          <table:table-cell table:formula="of:=[VVRange.C11]" office:value-type="float" office:value="83" calcext:value-type="float">
            <text:p>83</text:p>
          </table:table-cell>
          <table:table-cell table:formula="of:=[VVRange.D11]" office:value-type="float" office:value="-41.085" calcext:value-type="float">
            <text:p>-41.085</text:p>
          </table:table-cell>
          <table:table-cell table:formula="of:=[VVRange.E11]" office:value-type="float" office:value="41.085" calcext:value-type="float">
            <text:p>41.085</text:p>
          </table:table-cell>
          <table:table-cell table:formula="of:=[VVRange.F11]" office:value-type="float" office:value="0.99" calcext:value-type="float">
            <text:p>0.99</text:p>
          </table:table-cell>
        </table:table-row>
        <table:table-row table:style-name="ro4">
          <table:table-cell table:formula="of:=[VVRange.A12]" office:value-type="string" office:string-value="T0" calcext:value-type="string">
            <text:p>T0</text:p>
          </table:table-cell>
          <table:table-cell table:formula="of:=[VVRange.B12]" office:value-type="float" office:value="11" calcext:value-type="float">
            <text:p>11</text:p>
          </table:table-cell>
          <table:table-cell table:formula="of:=[VVRange.C12]" office:value-type="float" office:value="83" calcext:value-type="float">
            <text:p>83</text:p>
          </table:table-cell>
          <table:table-cell table:formula="of:=[VVRange.D12]" office:value-type="float" office:value="-0.83" calcext:value-type="float">
            <text:p>-0.83</text:p>
          </table:table-cell>
          <table:table-cell table:formula="of:=[VVRange.E12]" office:value-type="float" office:value="0.83" calcext:value-type="float">
            <text:p>0.83</text:p>
          </table:table-cell>
          <table:table-cell table:formula="of:=[VVRange.F12]" office:value-type="float" office:value="0.02" calcext:value-type="float">
            <text:p>0.02</text:p>
          </table:table-cell>
        </table:table-row>
        <table:table-row table:style-name="ro4">
          <table:table-cell table:formula="of:=[VVRange.A13]" office:value-type="string" office:string-value="T1" calcext:value-type="string">
            <text:p>T1</text:p>
          </table:table-cell>
          <table:table-cell table:formula="of:=[VVRange.B13]" office:value-type="float" office:value="12" calcext:value-type="float">
            <text:p>12</text:p>
          </table:table-cell>
          <table:table-cell table:formula="of:=[VVRange.C13]" office:value-type="float" office:value="83" calcext:value-type="float">
            <text:p>83</text:p>
          </table:table-cell>
          <table:table-cell table:formula="of:=[VVRange.D13]" office:value-type="float" office:value="-1.245" calcext:value-type="float">
            <text:p>-1.245</text:p>
          </table:table-cell>
          <table:table-cell table:formula="of:=[VVRange.E13]" office:value-type="float" office:value="1.245" calcext:value-type="float">
            <text:p>1.245</text:p>
          </table:table-cell>
          <table:table-cell table:formula="of:=[VVRange.F13]" office:value-type="float" office:value="0.03" calcext:value-type="float">
            <text:p>0.03</text:p>
          </table:table-cell>
        </table:table-row>
        <table:table-row table:style-name="ro4">
          <table:table-cell table:formula="of:=[VVRange.A14]" office:value-type="string" office:string-value="T2" calcext:value-type="string">
            <text:p>T2</text:p>
          </table:table-cell>
          <table:table-cell table:formula="of:=[VVRange.B14]" office:value-type="float" office:value="13" calcext:value-type="float">
            <text:p>13</text:p>
          </table:table-cell>
          <table:table-cell table:formula="of:=[VVRange.C14]" office:value-type="float" office:value="83" calcext:value-type="float">
            <text:p>83</text:p>
          </table:table-cell>
          <table:table-cell table:formula="of:=[VVRange.D14]" office:value-type="float" office:value="-2.905" calcext:value-type="float">
            <text:p>-2.905</text:p>
          </table:table-cell>
          <table:table-cell table:formula="of:=[VVRange.E14]" office:value-type="float" office:value="2.905" calcext:value-type="float">
            <text:p>2.905</text:p>
          </table:table-cell>
          <table:table-cell table:formula="of:=[VVRange.F14]" office:value-type="float" office:value="0.07" calcext:value-type="float">
            <text:p>0.07</text:p>
          </table:table-cell>
        </table:table-row>
        <table:table-row table:style-name="ro4">
          <table:table-cell table:formula="of:=[VVRange.A15]" office:value-type="string" office:string-value="T5" calcext:value-type="string">
            <text:p>T5</text:p>
          </table:table-cell>
          <table:table-cell table:formula="of:=[VVRange.B15]" office:value-type="float" office:value="16" calcext:value-type="float">
            <text:p>16</text:p>
          </table:table-cell>
          <table:table-cell table:formula="of:=[VVRange.C15]" office:value-type="float" office:value="83" calcext:value-type="float">
            <text:p>83</text:p>
          </table:table-cell>
          <table:table-cell table:formula="of:=[VVRange.D15]" office:value-type="float" office:value="-2.49" calcext:value-type="float">
            <text:p>-2.49</text:p>
          </table:table-cell>
          <table:table-cell table:formula="of:=[VVRange.E15]" office:value-type="float" office:value="2.49" calcext:value-type="float">
            <text:p>2.49</text:p>
          </table:table-cell>
          <table:table-cell table:formula="of:=[VVRange.F15]" office:value-type="float" office:value="0.06" calcext:value-type="float">
            <text:p>0.06</text:p>
          </table:table-cell>
        </table:table-row>
        <table:table-row table:style-name="ro4">
          <table:table-cell table:formula="of:=[VVRange.A16]" office:value-type="string" office:string-value="T6" calcext:value-type="string">
            <text:p>T6</text:p>
          </table:table-cell>
          <table:table-cell table:formula="of:=[VVRange.B16]" office:value-type="float" office:value="17" calcext:value-type="float">
            <text:p>17</text:p>
          </table:table-cell>
          <table:table-cell table:formula="of:=[VVRange.C16]" office:value-type="float" office:value="83" calcext:value-type="float">
            <text:p>83</text:p>
          </table:table-cell>
          <table:table-cell table:formula="of:=[VVRange.D16]" office:value-type="float" office:value="-6.64" calcext:value-type="float">
            <text:p>-6.64</text:p>
          </table:table-cell>
          <table:table-cell table:formula="of:=[VVRange.E16]" office:value-type="float" office:value="6.64" calcext:value-type="float">
            <text:p>6.64</text:p>
          </table:table-cell>
          <table:table-cell table:formula="of:=[VVRange.F16]" office:value-type="float" office:value="0.16" calcext:value-type="float">
            <text:p>0.16</text:p>
          </table:table-cell>
        </table:table-row>
        <table:table-row table:style-name="ro4">
          <table:table-cell table:formula="of:=[VVRange.A17]" office:value-type="string" office:string-value="T7" calcext:value-type="string">
            <text:p>T7</text:p>
          </table:table-cell>
          <table:table-cell table:formula="of:=[VVRange.B17]" office:value-type="float" office:value="18" calcext:value-type="float">
            <text:p>18</text:p>
          </table:table-cell>
          <table:table-cell table:formula="of:=[VVRange.C17]" office:value-type="float" office:value="83" calcext:value-type="float">
            <text:p>83</text:p>
          </table:table-cell>
          <table:table-cell table:formula="of:=[VVRange.D17]" office:value-type="float" office:value="-12.45" calcext:value-type="float">
            <text:p>-12.45</text:p>
          </table:table-cell>
          <table:table-cell table:formula="of:=[VVRange.E17]" office:value-type="float" office:value="12.45" calcext:value-type="float">
            <text:p>12.45</text:p>
          </table:table-cell>
          <table:table-cell table:formula="of:=[VVRange.F17]" office:value-type="float" office:value="0.3" calcext:value-type="float">
            <text:p>0.3</text:p>
          </table:table-cell>
        </table:table-row>
        <table:table-row table:style-name="ro4">
          <table:table-cell table:formula="of:=[VVRange.A18]" office:value-type="string" office:string-value="T8" calcext:value-type="string">
            <text:p>T8</text:p>
          </table:table-cell>
          <table:table-cell table:formula="of:=[VVRange.B18]" office:value-type="float" office:value="19" calcext:value-type="float">
            <text:p>19</text:p>
          </table:table-cell>
          <table:table-cell table:formula="of:=[VVRange.C18]" office:value-type="float" office:value="83" calcext:value-type="float">
            <text:p>83</text:p>
          </table:table-cell>
          <table:table-cell table:formula="of:=[VVRange.D18]" office:value-type="float" office:value="-5.395" calcext:value-type="float">
            <text:p>-5.395</text:p>
          </table:table-cell>
          <table:table-cell table:formula="of:=[VVRange.E18]" office:value-type="float" office:value="5.395" calcext:value-type="float">
            <text:p>5.395</text:p>
          </table:table-cell>
          <table:table-cell table:formula="of:=[VVRange.F18]" office:value-type="float" office:value="0.13" calcext:value-type="float">
            <text:p>0.13</text:p>
          </table:table-cell>
        </table:table-row>
        <table:table-row table:style-name="ro4">
          <table:table-cell table:formula="of:=[VVRange.A19]" office:value-type="string" office:string-value="T9" calcext:value-type="string">
            <text:p>T9</text:p>
          </table:table-cell>
          <table:table-cell table:formula="of:=[VVRange.B19]" office:value-type="float" office:value="20" calcext:value-type="float">
            <text:p>20</text:p>
          </table:table-cell>
          <table:table-cell table:formula="of:=[VVRange.C19]" office:value-type="float" office:value="83" calcext:value-type="float">
            <text:p>83</text:p>
          </table:table-cell>
          <table:table-cell table:formula="of:=[VVRange.D19]" office:value-type="float" office:value="-12.035" calcext:value-type="float">
            <text:p>-12.035</text:p>
          </table:table-cell>
          <table:table-cell table:formula="of:=[VVRange.E19]" office:value-type="float" office:value="12.035" calcext:value-type="float">
            <text:p>12.035</text:p>
          </table:table-cell>
          <table:table-cell table:formula="of:=[VVRange.F19]" office:value-type="float" office:value="0.29" calcext:value-type="float">
            <text:p>0.29</text:p>
          </table:table-cell>
        </table:table-row>
      </table:table>
      <table:table table:name="exportpdf" table:style-name="ta1">
        <table:table-column table:style-name="co6" table:number-columns-repeated="3" table:default-cell-style-name="ce14"/>
        <table:table-column table:style-name="co12" table:default-cell-style-name="ce18"/>
        <table:table-column table:style-name="co6" table:number-columns-repeated="4" table:default-cell-style-name="ce14"/>
        <table:table-row table:style-name="ro4">
          <table:table-cell table:style-name="ce13" office:value-type="string" calcext:value-type="string">
            <text:p>Parameter</text:p>
          </table:table-cell>
          <table:table-cell table:style-name="ce15" office:value-type="string" calcext:value-type="string" table:number-columns-spanned="2" table:number-rows-spanned="1">
            <text:p>literature limit [TeV-4]</text:p>
          </table:table-cell>
          <table:covered-table-cell table:style-name="ce16"/>
          <table:table-cell table:style-name="ce16" table:formula="of:=[VVRange.L1]" office:value-type="string" office:string-value="VV [TeV-4]" calcext:value-type="string">
            <text:p>VV [TeV-4]</text:p>
          </table:table-cell>
          <table:table-cell table:style-name="ce16" table:formula="of:=[VVRange.C1]" office:value-type="string" office:string-value="Npoints" calcext:value-type="string">
            <text:p>Npoints</text:p>
          </table:table-cell>
          <table:table-cell table:style-name="ce16" table:formula="of:=[VVRange.D1]" office:value-type="string" office:string-value="start" calcext:value-type="string">
            <text:p>start</text:p>
          </table:table-cell>
          <table:table-cell table:style-name="ce16" table:formula="of:=[VVRange.E1]" office:value-type="string" office:string-value="end" calcext:value-type="string">
            <text:p>end</text:p>
          </table:table-cell>
          <table:table-cell table:style-name="ce19" table:formula="of:=[VVRange.F1]" office:value-type="string" office:string-value="stepsize" calcext:value-type="string">
            <text:p>stepsize</text:p>
          </table:table-cell>
        </table:table-row>
        <table:table-row table:style-name="ro4">
          <table:table-cell table:formula="of:=[VVRange.I2]" office:value-type="string" office:string-value="FS0" calcext:value-type="string">
            <text:p>FS0</text:p>
          </table:table-cell>
          <table:table-cell table:formula="of:=[VVRange.J2]" office:value-type="string" office:string-value="(-7.7,7.7)" calcext:value-type="string">
            <text:p>(-7.7,7.7)</text:p>
          </table:table-cell>
          <table:table-cell table:formula="of:=[VVRange.K2]" office:value-type="string" office:string-value="ssWW" calcext:value-type="string">
            <text:p>ssWW</text:p>
          </table:table-cell>
          <table:table-cell table:style-name="ce17" table:formula="of:=[VVRange.L2]" office:value-type="string" office:string-value="(-14.42, 14.42)" calcext:value-type="string">
            <text:p>(-14.42, 14.42)</text:p>
          </table:table-cell>
          <table:table-cell table:formula="of:=[VVRange.C2]" office:value-type="float" office:value="83" calcext:value-type="float">
            <text:p>83</text:p>
          </table:table-cell>
          <table:table-cell table:formula="of:=[VVRange.D2]" office:value-type="float" office:value="-119.52" calcext:value-type="float">
            <text:p>-119.52</text:p>
          </table:table-cell>
          <table:table-cell table:formula="of:=[VVRange.E2]" office:value-type="float" office:value="119.52" calcext:value-type="float">
            <text:p>119.52</text:p>
          </table:table-cell>
          <table:table-cell table:formula="of:=[VVRange.F2]" office:value-type="float" office:value="2.88" calcext:value-type="float">
            <text:p>2.88</text:p>
          </table:table-cell>
        </table:table-row>
        <table:table-row table:style-name="ro4">
          <table:table-cell table:formula="of:=[VVRange.I3]" office:value-type="string" office:string-value="FS1" calcext:value-type="string">
            <text:p>FS1</text:p>
          </table:table-cell>
          <table:table-cell table:formula="of:=[VVRange.J3]" office:value-type="string" office:string-value="(-21.6,21.8)" calcext:value-type="string">
            <text:p>(-21.6,21.8)</text:p>
          </table:table-cell>
          <table:table-cell table:formula="of:=[VVRange.K3]" office:value-type="string" office:string-value="ssWW" calcext:value-type="string">
            <text:p>ssWW</text:p>
          </table:table-cell>
          <table:table-cell table:formula="of:=[VVRange.L3]" office:value-type="string" office:string-value="(-9.68, 9.68)" calcext:value-type="string">
            <text:p>(-9.68, 9.68)</text:p>
          </table:table-cell>
          <table:table-cell table:formula="of:=[VVRange.C3]" office:value-type="float" office:value="83" calcext:value-type="float">
            <text:p>83</text:p>
          </table:table-cell>
          <table:table-cell table:formula="of:=[VVRange.D3]" office:value-type="float" office:value="-80.095" calcext:value-type="float">
            <text:p>-80.095</text:p>
          </table:table-cell>
          <table:table-cell table:formula="of:=[VVRange.E3]" office:value-type="float" office:value="80.095" calcext:value-type="float">
            <text:p>80.095</text:p>
          </table:table-cell>
          <table:table-cell table:formula="of:=[VVRange.F3]" office:value-type="float" office:value="1.93" calcext:value-type="float">
            <text:p>1.93</text:p>
          </table:table-cell>
        </table:table-row>
        <table:table-row table:style-name="ro4">
          <table:table-cell table:formula="of:=[VVRange.I4]" office:value-type="string" office:string-value="FM0" calcext:value-type="string">
            <text:p>FM0</text:p>
          </table:table-cell>
          <table:table-cell table:formula="of:=[VVRange.J4]" office:value-type="string" office:string-value="(-4.2,4.2)" calcext:value-type="string">
            <text:p>(-4.2,4.2)</text:p>
          </table:table-cell>
          <table:table-cell table:formula="of:=[VVRange.K4]" office:value-type="string" office:string-value="γγ→WW" calcext:value-type="string">
            <text:p>γγ→WW</text:p>
          </table:table-cell>
          <table:table-cell table:formula="of:=[VVRange.L4]" office:value-type="string" office:string-value="(-0.29, 0.29)" calcext:value-type="string">
            <text:p>(-0.29, 0.29)</text:p>
          </table:table-cell>
          <table:table-cell table:formula="of:=[VVRange.C4]" office:value-type="float" office:value="83" calcext:value-type="float">
            <text:p>83</text:p>
          </table:table-cell>
          <table:table-cell table:formula="of:=[VVRange.D4]" office:value-type="float" office:value="-2.075" calcext:value-type="float">
            <text:p>-2.075</text:p>
          </table:table-cell>
          <table:table-cell table:formula="of:=[VVRange.E4]" office:value-type="float" office:value="2.075" calcext:value-type="float">
            <text:p>2.075</text:p>
          </table:table-cell>
          <table:table-cell table:formula="of:=[VVRange.F4]" office:value-type="float" office:value="0.05" calcext:value-type="float">
            <text:p>0.05</text:p>
          </table:table-cell>
        </table:table-row>
        <table:table-row table:style-name="ro4">
          <table:table-cell table:formula="of:=[VVRange.I5]" office:value-type="string" office:string-value="FM1" calcext:value-type="string">
            <text:p>FM1</text:p>
          </table:table-cell>
          <table:table-cell table:formula="of:=[VVRange.J5]" office:value-type="string" office:string-value="(8.7,9.1)" calcext:value-type="string">
            <text:p>(8.7,9.1)</text:p>
          </table:table-cell>
          <table:table-cell table:formula="of:=[VVRange.K5]" office:value-type="string" office:string-value="ssWW" calcext:value-type="string">
            <text:p>ssWW</text:p>
          </table:table-cell>
          <table:table-cell table:formula="of:=[VVRange.L5]" office:value-type="string" office:string-value="(-3.03, 3.03)" calcext:value-type="string">
            <text:p>(-3.03, 3.03)</text:p>
          </table:table-cell>
          <table:table-cell table:formula="of:=[VVRange.C5]" office:value-type="float" office:value="83" calcext:value-type="float">
            <text:p>83</text:p>
          </table:table-cell>
          <table:table-cell table:formula="of:=[VVRange.D5]" office:value-type="float" office:value="-24.9" calcext:value-type="float">
            <text:p>-24.9</text:p>
          </table:table-cell>
          <table:table-cell table:formula="of:=[VVRange.E5]" office:value-type="float" office:value="24.9" calcext:value-type="float">
            <text:p>24.9</text:p>
          </table:table-cell>
          <table:table-cell table:formula="of:=[VVRange.F5]" office:value-type="float" office:value="0.6" calcext:value-type="float">
            <text:p>0.6</text:p>
          </table:table-cell>
        </table:table-row>
        <table:table-row table:style-name="ro4">
          <table:table-cell table:formula="of:=[VVRange.I6]" office:value-type="string" office:string-value="FM2" calcext:value-type="string">
            <text:p>FM2</text:p>
          </table:table-cell>
          <table:table-cell table:formula="of:=[VVRange.J6]" office:value-type="string" office:string-value="(-26,26)" calcext:value-type="string">
            <text:p>(-26,26)</text:p>
          </table:table-cell>
          <table:table-cell table:formula="of:=[VVRange.K6]" office:value-type="string" office:string-value="Wγ" calcext:value-type="string">
            <text:p>Wγ</text:p>
          </table:table-cell>
          <table:table-cell table:formula="of:=[VVRange.L6]" office:value-type="string" office:string-value="(-0.40, 0.40)" calcext:value-type="string">
            <text:p>(-0.40, 0.40)</text:p>
          </table:table-cell>
          <table:table-cell table:formula="of:=[VVRange.C6]" office:value-type="float" office:value="83" calcext:value-type="float">
            <text:p>83</text:p>
          </table:table-cell>
          <table:table-cell table:formula="of:=[VVRange.D6]" office:value-type="float" office:value="-2.905" calcext:value-type="float">
            <text:p>-2.905</text:p>
          </table:table-cell>
          <table:table-cell table:formula="of:=[VVRange.E6]" office:value-type="float" office:value="2.905" calcext:value-type="float">
            <text:p>2.905</text:p>
          </table:table-cell>
          <table:table-cell table:formula="of:=[VVRange.F6]" office:value-type="float" office:value="0.07" calcext:value-type="float">
            <text:p>0.07</text:p>
          </table:table-cell>
        </table:table-row>
        <table:table-row table:style-name="ro4">
          <table:table-cell table:formula="of:=[VVRange.I7]" office:value-type="string" office:string-value="FM3" calcext:value-type="string">
            <text:p>FM3</text:p>
          </table:table-cell>
          <table:table-cell table:formula="of:=[VVRange.J7]" office:value-type="string" office:string-value="(-43,44)" calcext:value-type="string">
            <text:p>(-43,44)</text:p>
          </table:table-cell>
          <table:table-cell table:formula="of:=[VVRange.K7]" office:value-type="string" office:string-value="Wγ" calcext:value-type="string">
            <text:p>Wγ</text:p>
          </table:table-cell>
          <table:table-cell table:formula="of:=[VVRange.L7]" office:value-type="string" office:string-value="(-3.19, 3.19)" calcext:value-type="string">
            <text:p>(-3.19, 3.19)</text:p>
          </table:table-cell>
          <table:table-cell table:formula="of:=[VVRange.C7]" office:value-type="float" office:value="83" calcext:value-type="float">
            <text:p>83</text:p>
          </table:table-cell>
          <table:table-cell table:formula="of:=[VVRange.D7]" office:value-type="float" office:value="-26.145" calcext:value-type="float">
            <text:p>-26.145</text:p>
          </table:table-cell>
          <table:table-cell table:formula="of:=[VVRange.E7]" office:value-type="float" office:value="26.145" calcext:value-type="float">
            <text:p>26.145</text:p>
          </table:table-cell>
          <table:table-cell table:formula="of:=[VVRange.F7]" office:value-type="float" office:value="0.63" calcext:value-type="float">
            <text:p>0.63</text:p>
          </table:table-cell>
        </table:table-row>
        <table:table-row table:style-name="ro4">
          <table:table-cell table:formula="of:=[VVRange.I8]" office:value-type="string" office:string-value="FM4" calcext:value-type="string">
            <text:p>FM4</text:p>
          </table:table-cell>
          <table:table-cell table:formula="of:=[VVRange.J8]" office:value-type="string" office:string-value="(-40,40)" calcext:value-type="string">
            <text:p>(-40,40)</text:p>
          </table:table-cell>
          <table:table-cell table:formula="of:=[VVRange.K8]" office:value-type="string" office:string-value="Wγ" calcext:value-type="string">
            <text:p>Wγ</text:p>
          </table:table-cell>
          <table:table-cell table:formula="of:=[VVRange.L8]" office:value-type="string" office:string-value="(-0.88, 0.88)" calcext:value-type="string">
            <text:p>(-0.88, 0.88)</text:p>
          </table:table-cell>
          <table:table-cell table:formula="of:=[VVRange.C8]" office:value-type="float" office:value="83" calcext:value-type="float">
            <text:p>83</text:p>
          </table:table-cell>
          <table:table-cell table:formula="of:=[VVRange.D8]" office:value-type="float" office:value="-7.055" calcext:value-type="float">
            <text:p>-7.055</text:p>
          </table:table-cell>
          <table:table-cell table:formula="of:=[VVRange.E8]" office:value-type="float" office:value="7.055" calcext:value-type="float">
            <text:p>7.055</text:p>
          </table:table-cell>
          <table:table-cell table:formula="of:=[VVRange.F8]" office:value-type="float" office:value="0.17" calcext:value-type="float">
            <text:p>0.17</text:p>
          </table:table-cell>
        </table:table-row>
        <table:table-row table:style-name="ro4">
          <table:table-cell table:formula="of:=[VVRange.I9]" office:value-type="string" office:string-value="FM5" calcext:value-type="string">
            <text:p>FM5</text:p>
          </table:table-cell>
          <table:table-cell table:formula="of:=[VVRange.J9]" office:value-type="string" office:string-value="(-65,65)" calcext:value-type="string">
            <text:p>(-65,65)</text:p>
          </table:table-cell>
          <table:table-cell table:formula="of:=[VVRange.K9]" office:value-type="string" office:string-value="Wγ" calcext:value-type="string">
            <text:p>Wγ</text:p>
          </table:table-cell>
          <table:table-cell table:formula="of:=[VVRange.L9]" office:value-type="string" office:string-value="(-4.19, 4.19)" calcext:value-type="string">
            <text:p>(-4.19, 4.19)</text:p>
          </table:table-cell>
          <table:table-cell table:formula="of:=[VVRange.C9]" office:value-type="float" office:value="83" calcext:value-type="float">
            <text:p>83</text:p>
          </table:table-cell>
          <table:table-cell table:formula="of:=[VVRange.D9]" office:value-type="float" office:value="-34.445" calcext:value-type="float">
            <text:p>-34.445</text:p>
          </table:table-cell>
          <table:table-cell table:formula="of:=[VVRange.E9]" office:value-type="float" office:value="34.445" calcext:value-type="float">
            <text:p>34.445</text:p>
          </table:table-cell>
          <table:table-cell table:formula="of:=[VVRange.F9]" office:value-type="float" office:value="0.83" calcext:value-type="float">
            <text:p>0.83</text:p>
          </table:table-cell>
        </table:table-row>
        <table:table-row table:style-name="ro4">
          <table:table-cell table:formula="of:=[VVRange.I10]" office:value-type="string" office:string-value="FM6" calcext:value-type="string">
            <text:p>FM6</text:p>
          </table:table-cell>
          <table:table-cell table:formula="of:=[VVRange.J10]" office:value-type="string" office:string-value="(-11.9,11.8)" calcext:value-type="string">
            <text:p>(-11.9,11.8)</text:p>
          </table:table-cell>
          <table:table-cell table:formula="of:=[VVRange.K10]" office:value-type="string" office:string-value="ssWW" calcext:value-type="string">
            <text:p>ssWW</text:p>
          </table:table-cell>
          <table:table-cell table:formula="of:=[VVRange.L10]" office:value-type="string" office:string-value="(-0.57, 0.57)" calcext:value-type="string">
            <text:p>(-0.57, 0.57)</text:p>
          </table:table-cell>
          <table:table-cell table:formula="of:=[VVRange.C10]" office:value-type="float" office:value="83" calcext:value-type="float">
            <text:p>83</text:p>
          </table:table-cell>
          <table:table-cell table:formula="of:=[VVRange.D10]" office:value-type="float" office:value="-4.565" calcext:value-type="float">
            <text:p>-4.565</text:p>
          </table:table-cell>
          <table:table-cell table:formula="of:=[VVRange.E10]" office:value-type="float" office:value="4.565" calcext:value-type="float">
            <text:p>4.565</text:p>
          </table:table-cell>
          <table:table-cell table:formula="of:=[VVRange.F10]" office:value-type="float" office:value="0.11" calcext:value-type="float">
            <text:p>0.11</text:p>
          </table:table-cell>
        </table:table-row>
        <table:table-row table:style-name="ro4">
          <table:table-cell table:formula="of:=[VVRange.I11]" office:value-type="string" office:string-value="FM7" calcext:value-type="string">
            <text:p>FM7</text:p>
          </table:table-cell>
          <table:table-cell table:formula="of:=[VVRange.J11]" office:value-type="string" office:string-value="(-13.3,12.9)" calcext:value-type="string">
            <text:p>(-13.3,12.9)</text:p>
          </table:table-cell>
          <table:table-cell table:formula="of:=[VVRange.K11]" office:value-type="string" office:string-value="ssWW" calcext:value-type="string">
            <text:p>ssWW</text:p>
          </table:table-cell>
          <table:table-cell table:formula="of:=[VVRange.L11]" office:value-type="string" office:string-value="(-4.96, 4.96)" calcext:value-type="string">
            <text:p>(-4.96, 4.96)</text:p>
          </table:table-cell>
          <table:table-cell table:formula="of:=[VVRange.C11]" office:value-type="float" office:value="83" calcext:value-type="float">
            <text:p>83</text:p>
          </table:table-cell>
          <table:table-cell table:formula="of:=[VVRange.D11]" office:value-type="float" office:value="-41.085" calcext:value-type="float">
            <text:p>-41.085</text:p>
          </table:table-cell>
          <table:table-cell table:formula="of:=[VVRange.E11]" office:value-type="float" office:value="41.085" calcext:value-type="float">
            <text:p>41.085</text:p>
          </table:table-cell>
          <table:table-cell table:formula="of:=[VVRange.F11]" office:value-type="float" office:value="0.99" calcext:value-type="float">
            <text:p>0.99</text:p>
          </table:table-cell>
        </table:table-row>
        <table:table-row table:style-name="ro4">
          <table:table-cell table:formula="of:=[VVRange.I12]" office:value-type="string" office:string-value="FT0" calcext:value-type="string">
            <text:p>FT0</text:p>
          </table:table-cell>
          <table:table-cell table:formula="of:=[VVRange.J12]" office:value-type="string" office:string-value="(-0.46,0.44)" calcext:value-type="string">
            <text:p>(-0.46,0.44)</text:p>
          </table:table-cell>
          <table:table-cell table:formula="of:=[VVRange.K12]" office:value-type="string" office:string-value="ZZ" calcext:value-type="string">
            <text:p>ZZ</text:p>
          </table:table-cell>
          <table:table-cell table:formula="of:=[VVRange.L12]" office:value-type="string" office:string-value="(-0.15, 0.15)" calcext:value-type="string">
            <text:p>(-0.15, 0.15)</text:p>
          </table:table-cell>
          <table:table-cell table:formula="of:=[VVRange.C12]" office:value-type="float" office:value="83" calcext:value-type="float">
            <text:p>83</text:p>
          </table:table-cell>
          <table:table-cell table:formula="of:=[VVRange.D12]" office:value-type="float" office:value="-0.83" calcext:value-type="float">
            <text:p>-0.83</text:p>
          </table:table-cell>
          <table:table-cell table:formula="of:=[VVRange.E12]" office:value-type="float" office:value="0.83" calcext:value-type="float">
            <text:p>0.83</text:p>
          </table:table-cell>
          <table:table-cell table:formula="of:=[VVRange.F12]" office:value-type="float" office:value="0.02" calcext:value-type="float">
            <text:p>0.02</text:p>
          </table:table-cell>
        </table:table-row>
        <table:table-row table:style-name="ro4">
          <table:table-cell table:formula="of:=[VVRange.I13]" office:value-type="string" office:string-value="FT1" calcext:value-type="string">
            <text:p>FT1</text:p>
          </table:table-cell>
          <table:table-cell table:formula="of:=[VVRange.J13]" office:value-type="string" office:string-value="(-0.28,0.31)" calcext:value-type="string">
            <text:p>(-0.28,0.31)</text:p>
          </table:table-cell>
          <table:table-cell table:formula="of:=[VVRange.K13]" office:value-type="string" office:string-value="ssWW" calcext:value-type="string">
            <text:p>ssWW</text:p>
          </table:table-cell>
          <table:table-cell table:formula="of:=[VVRange.L13]" office:value-type="string" office:string-value="(-0.16, 0.16)" calcext:value-type="string">
            <text:p>(-0.16, 0.16)</text:p>
          </table:table-cell>
          <table:table-cell table:formula="of:=[VVRange.C13]" office:value-type="float" office:value="83" calcext:value-type="float">
            <text:p>83</text:p>
          </table:table-cell>
          <table:table-cell table:formula="of:=[VVRange.D13]" office:value-type="float" office:value="-1.245" calcext:value-type="float">
            <text:p>-1.245</text:p>
          </table:table-cell>
          <table:table-cell table:formula="of:=[VVRange.E13]" office:value-type="float" office:value="1.245" calcext:value-type="float">
            <text:p>1.245</text:p>
          </table:table-cell>
          <table:table-cell table:formula="of:=[VVRange.F13]" office:value-type="float" office:value="0.03" calcext:value-type="float">
            <text:p>0.03</text:p>
          </table:table-cell>
        </table:table-row>
        <table:table-row table:style-name="ro4">
          <table:table-cell table:formula="of:=[VVRange.I14]" office:value-type="string" office:string-value="FT2" calcext:value-type="string">
            <text:p>FT2</text:p>
          </table:table-cell>
          <table:table-cell table:formula="of:=[VVRange.J14]" office:value-type="string" office:string-value="(-0.89,1.02)" calcext:value-type="string">
            <text:p>(-0.89,1.02)</text:p>
          </table:table-cell>
          <table:table-cell table:formula="of:=[VVRange.K14]" office:value-type="string" office:string-value="ssWW" calcext:value-type="string">
            <text:p>ssWW</text:p>
          </table:table-cell>
          <table:table-cell table:formula="of:=[VVRange.L14]" office:value-type="string" office:string-value="(-0.37, 0.37)" calcext:value-type="string">
            <text:p>(-0.37, 0.37)</text:p>
          </table:table-cell>
          <table:table-cell table:formula="of:=[VVRange.C14]" office:value-type="float" office:value="83" calcext:value-type="float">
            <text:p>83</text:p>
          </table:table-cell>
          <table:table-cell table:formula="of:=[VVRange.D14]" office:value-type="float" office:value="-2.905" calcext:value-type="float">
            <text:p>-2.905</text:p>
          </table:table-cell>
          <table:table-cell table:formula="of:=[VVRange.E14]" office:value-type="float" office:value="2.905" calcext:value-type="float">
            <text:p>2.905</text:p>
          </table:table-cell>
          <table:table-cell table:formula="of:=[VVRange.F14]" office:value-type="float" office:value="0.07" calcext:value-type="float">
            <text:p>0.07</text:p>
          </table:table-cell>
        </table:table-row>
        <table:table-row table:style-name="ro4">
          <table:table-cell table:formula="of:=[VVRange.I15]" office:value-type="string" office:string-value="FT5" calcext:value-type="string">
            <text:p>FT5</text:p>
          </table:table-cell>
          <table:table-cell table:formula="of:=[VVRange.J15]" office:value-type="string" office:string-value="(-3.8,3.8)" calcext:value-type="string">
            <text:p>(-3.8,3.8)</text:p>
          </table:table-cell>
          <table:table-cell table:formula="of:=[VVRange.K15]" office:value-type="string" office:string-value="Wγ" calcext:value-type="string">
            <text:p>Wγ</text:p>
          </table:table-cell>
          <table:table-cell table:formula="of:=[VVRange.L15]" office:value-type="string" office:string-value="(-0.32, 0.32)" calcext:value-type="string">
            <text:p>(-0.32, 0.32)</text:p>
          </table:table-cell>
          <table:table-cell table:formula="of:=[VVRange.C15]" office:value-type="float" office:value="83" calcext:value-type="float">
            <text:p>83</text:p>
          </table:table-cell>
          <table:table-cell table:formula="of:=[VVRange.D15]" office:value-type="float" office:value="-2.49" calcext:value-type="float">
            <text:p>-2.49</text:p>
          </table:table-cell>
          <table:table-cell table:formula="of:=[VVRange.E15]" office:value-type="float" office:value="2.49" calcext:value-type="float">
            <text:p>2.49</text:p>
          </table:table-cell>
          <table:table-cell table:formula="of:=[VVRange.F15]" office:value-type="float" office:value="0.06" calcext:value-type="float">
            <text:p>0.06</text:p>
          </table:table-cell>
        </table:table-row>
        <table:table-row table:style-name="ro4">
          <table:table-cell table:formula="of:=[VVRange.I16]" office:value-type="string" office:string-value="FT6" calcext:value-type="string">
            <text:p>FT6</text:p>
          </table:table-cell>
          <table:table-cell table:formula="of:=[VVRange.J16]" office:value-type="string" office:string-value="(-2.8,3.0)" calcext:value-type="string">
            <text:p>(-2.8,3.0)</text:p>
          </table:table-cell>
          <table:table-cell table:formula="of:=[VVRange.K16]" office:value-type="string" office:string-value="Wγ" calcext:value-type="string">
            <text:p>Wγ</text:p>
          </table:table-cell>
          <table:table-cell table:formula="of:=[VVRange.L16]" office:value-type="string" office:string-value="(-0.81, 0.81)" calcext:value-type="string">
            <text:p>(-0.81, 0.81)</text:p>
          </table:table-cell>
          <table:table-cell table:formula="of:=[VVRange.C16]" office:value-type="float" office:value="83" calcext:value-type="float">
            <text:p>83</text:p>
          </table:table-cell>
          <table:table-cell table:formula="of:=[VVRange.D16]" office:value-type="float" office:value="-6.64" calcext:value-type="float">
            <text:p>-6.64</text:p>
          </table:table-cell>
          <table:table-cell table:formula="of:=[VVRange.E16]" office:value-type="float" office:value="6.64" calcext:value-type="float">
            <text:p>6.64</text:p>
          </table:table-cell>
          <table:table-cell table:formula="of:=[VVRange.F16]" office:value-type="float" office:value="0.16" calcext:value-type="float">
            <text:p>0.16</text:p>
          </table:table-cell>
        </table:table-row>
        <table:table-row table:style-name="ro4">
          <table:table-cell table:formula="of:=[VVRange.I17]" office:value-type="string" office:string-value="FT7" calcext:value-type="string">
            <text:p>FT7</text:p>
          </table:table-cell>
          <table:table-cell table:formula="of:=[VVRange.J17]" office:value-type="string" office:string-value="(-7.3,7.7)" calcext:value-type="string">
            <text:p>(-7.3,7.7)</text:p>
          </table:table-cell>
          <table:table-cell table:formula="of:=[VVRange.K17]" office:value-type="string" office:string-value="Wγ" calcext:value-type="string">
            <text:p>Wγ</text:p>
          </table:table-cell>
          <table:table-cell table:formula="of:=[VVRange.L17]" office:value-type="string" office:string-value="(-1.54, 1.54)" calcext:value-type="string">
            <text:p>(-1.54, 1.54)</text:p>
          </table:table-cell>
          <table:table-cell table:formula="of:=[VVRange.C17]" office:value-type="float" office:value="83" calcext:value-type="float">
            <text:p>83</text:p>
          </table:table-cell>
          <table:table-cell table:formula="of:=[VVRange.D17]" office:value-type="float" office:value="-12.45" calcext:value-type="float">
            <text:p>-12.45</text:p>
          </table:table-cell>
          <table:table-cell table:formula="of:=[VVRange.E17]" office:value-type="float" office:value="12.45" calcext:value-type="float">
            <text:p>12.45</text:p>
          </table:table-cell>
          <table:table-cell table:formula="of:=[VVRange.F17]" office:value-type="float" office:value="0.3" calcext:value-type="float">
            <text:p>0.3</text:p>
          </table:table-cell>
        </table:table-row>
        <table:table-row table:style-name="ro4">
          <table:table-cell table:formula="of:=[VVRange.I18]" office:value-type="string" office:string-value="FT8" calcext:value-type="string">
            <text:p>FT8</text:p>
          </table:table-cell>
          <table:table-cell table:formula="of:=[VVRange.J18]" office:value-type="string" office:string-value="(-0.84,0.84)" calcext:value-type="string">
            <text:p>(-0.84,0.84)</text:p>
          </table:table-cell>
          <table:table-cell table:formula="of:=[VVRange.K18]" office:value-type="string" office:string-value="ZZ" calcext:value-type="string">
            <text:p>ZZ</text:p>
          </table:table-cell>
          <table:table-cell table:formula="of:=[VVRange.L18]" office:value-type="string" office:string-value="(-0.68, 0.68)" calcext:value-type="string">
            <text:p>(-0.68, 0.68)</text:p>
          </table:table-cell>
          <table:table-cell table:formula="of:=[VVRange.C18]" office:value-type="float" office:value="83" calcext:value-type="float">
            <text:p>83</text:p>
          </table:table-cell>
          <table:table-cell table:formula="of:=[VVRange.D18]" office:value-type="float" office:value="-5.395" calcext:value-type="float">
            <text:p>-5.395</text:p>
          </table:table-cell>
          <table:table-cell table:formula="of:=[VVRange.E18]" office:value-type="float" office:value="5.395" calcext:value-type="float">
            <text:p>5.395</text:p>
          </table:table-cell>
          <table:table-cell table:formula="of:=[VVRange.F18]" office:value-type="float" office:value="0.13" calcext:value-type="float">
            <text:p>0.13</text:p>
          </table:table-cell>
        </table:table-row>
        <table:table-row table:style-name="ro4">
          <table:table-cell table:formula="of:=[VVRange.I19]" office:value-type="string" office:string-value="FT9" calcext:value-type="string">
            <text:p>FT9</text:p>
          </table:table-cell>
          <table:table-cell table:formula="of:=[VVRange.J19]" office:value-type="string" office:string-value="(-1.8,1.8)" calcext:value-type="string">
            <text:p>(-1.8,1.8)</text:p>
          </table:table-cell>
          <table:table-cell table:formula="of:=[VVRange.K19]" office:value-type="string" office:string-value="ZZ" calcext:value-type="string">
            <text:p>ZZ</text:p>
          </table:table-cell>
          <table:table-cell table:formula="of:=[VVRange.L19]" office:value-type="string" office:string-value="(-1.45, 1.45)" calcext:value-type="string">
            <text:p>(-1.45, 1.45)</text:p>
          </table:table-cell>
          <table:table-cell table:formula="of:=[VVRange.C19]" office:value-type="float" office:value="83" calcext:value-type="float">
            <text:p>83</text:p>
          </table:table-cell>
          <table:table-cell table:formula="of:=[VVRange.D19]" office:value-type="float" office:value="-12.035" calcext:value-type="float">
            <text:p>-12.035</text:p>
          </table:table-cell>
          <table:table-cell table:formula="of:=[VVRange.E19]" office:value-type="float" office:value="12.035" calcext:value-type="float">
            <text:p>12.035</text:p>
          </table:table-cell>
          <table:table-cell table:formula="of:=[VVRange.F19]" office:value-type="float" office:value="0.29" calcext:value-type="float">
            <text:p>0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841.89pt" fo:page-height="595.3pt" style:num-format="1" style:print-orientation="landscape" fo:margin-top="0pt" fo:margin-bottom="0pt" fo:margin-left="0pt" fo:margin-right="0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10:13:43.524518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1T10:29:19.322498825</dc:date>
    <meta:editing-duration>PT19M31S</meta:editing-duration>
    <meta:editing-cycles>6</meta:editing-cycles>
    <meta:generator>LibreOffice/5.1.6.2$Linux_X86_64 LibreOffice_project/10m0$Build-2</meta:generator>
    <meta:document-statistic meta:table-count="3" meta:cell-count="618" meta:object-count="0"/>
  </office:meta>
</office:document-meta>
</file>